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1104a" officeooo:paragraph-rsid="0011104a"/>
    </style:style>
    <style:style style:name="P2" style:family="paragraph" style:parent-style-name="Text_20_body">
      <style:text-properties officeooo:rsid="00148e56" officeooo:paragraph-rsid="00148e56"/>
    </style:style>
    <style:style style:name="P3" style:family="paragraph" style:parent-style-name="Title">
      <style:text-properties style:font-name="Liberation Sans" fo:font-size="28pt" fo:font-weight="bold" officeooo:rsid="0012c635" officeooo:paragraph-rsid="0012c635" style:font-name-asian="Noto Sans CJK SC" style:font-size-asian="28pt" style:font-weight-asian="bold" style:font-name-complex="Lohit Devanagari" style:font-size-complex="28pt" style:font-weight-complex="bold"/>
    </style:style>
    <style:style style:name="P4" style:family="paragraph" style:parent-style-name="Heading_20_3">
      <style:text-properties officeooo:rsid="0011104a" officeooo:paragraph-rsid="0011104a"/>
    </style:style>
    <style:style style:name="P5" style:family="paragraph" style:parent-style-name="Text_20_body">
      <style:text-properties officeooo:rsid="00148e56" officeooo:paragraph-rsid="00148e56"/>
    </style:style>
    <style:style style:name="P6" style:family="paragraph" style:parent-style-name="Text_20_body">
      <style:text-properties officeooo:rsid="00154afb" officeooo:paragraph-rsid="00154afb"/>
    </style:style>
    <style:style style:name="T1" style:family="text">
      <style:text-properties officeooo:rsid="00154afb"/>
    </style:style>
    <style:style style:name="T2" style:family="text">
      <style:text-properties officeooo:rsid="0016afe6"/>
    </style:style>
    <style:style style:name="T3" style:family="text">
      <style:text-properties officeooo:rsid="00189ffd"/>
    </style:style>
    <style:style style:name="T4" style:family="text">
      <style:text-properties officeooo:rsid="001a1369"/>
    </style:style>
    <style:style style:name="T5" style:family="text">
      <style:text-properties officeooo:rsid="001ba8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d libraries</text:p>
      <text:p text:style-name="P2">Python==3.9.7</text:p>
      <text:p text:style-name="P2">pandas==1.2.4: <text:span text:style-name="T4">to handle tabular data</text:span></text:p>
      <text:p text:style-name="P2">scikit-learn==0.24.2: <text:span text:style-name="T1">Random Forest, permutation importance, PCA, t-SNE</text:span></text:p>
      <text:p text:style-name="P2">seaborn==0.11.1, <text:span text:style-name="T3">for more beautiful diagrams</text:span></text:p>
      <text:p text:style-name="P2">shap==0.40.0, <text:span text:style-name="T5">for all shap related computations and diagrams</text:span></text:p>
      <text:p text:style-name="P6">scipy==1.6.3: <text:span text:style-name="T2">Wilcoxon signed rank stest, friedman test and kruskal-wallis test</text:span></text:p>
      <text:p text:style-name="P2"/>
      <text:p text:style-name="P2"/>
      <text:p text:style-name="P1"/>
      <text:h text:style-name="P4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3:57:59.944764146</meta:creation-date>
    <dc:date>2021-11-25T18:11:17.209636141</dc:date>
    <meta:editing-duration>PT9M35S</meta:editing-duration>
    <meta:editing-cycles>8</meta:editing-cycles>
    <meta:generator>LibreOffice/7.2.2.2$Linux_X86_64 LibreOffice_project/20$Build-2</meta:generator>
    <meta:document-statistic meta:table-count="0" meta:image-count="0" meta:object-count="0" meta:page-count="1" meta:paragraph-count="7" meta:word-count="38" meta:character-count="318" meta:non-whitespace-character-count="287"/>
  </office:meta>
</office:document-meta>
</file>